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Table1" style:family="table">
      <style:table-properties style:width="6.2931in" fo:margin-left="0.0035in" fo:margin-top="0in" fo:margin-bottom="0in" table:align="left" style:writing-mode="lr-tb"/>
    </style:style>
    <style:style style:name="Table1.A" style:family="table-column">
      <style:table-column-properties style:column-width="3.1465in"/>
    </style:style>
    <style:style style:name="Table1.B" style:family="table-column">
      <style:table-column-properties style:column-width="3.14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text-properties officeooo:rsid="0005a467" officeooo:paragraph-rsid="0005a467"/>
    </style:style>
    <style:style style:name="T1" style:family="text">
      <style:text-properties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Unterschied zwischen der symmetrischen und der asymmetrischen Verschlüsselung.</text:span><text:span text:style-name="T1"/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symmetrische</text:span></text:p>
          </table:table-cell>
          <table:table-cell table:style-name="Table1.A1" office:value-type="string">
            <text:p text:style-name="P1"><text:span text:style-name="T1">asymmetrische</text:span></text:p>
          </table:table-cell>
        </table:table-row>
        <table:table-row table:style-name="Table1.1">
          <table:table-cell table:style-name="Table1.A1" office:value-type="string">
            <text:p text:style-name="P1">1 Schlüssel</text:p>
          </table:table-cell>
          <table:table-cell table:style-name="Table1.A1" office:value-type="string">
            <text:p text:style-name="P1">2 Schlüssel</text:p>
          </table:table-cell>
        </table:table-row>
        <table:table-row table:style-name="Table1.1">
          <table:table-cell table:style-name="Table1.A1" office:value-type="string">
            <text:p text:style-name="P1">Ca. 10.000 mal schneller</text:p>
          </table:table-cell>
          <table:table-cell table:style-name="Table1.A1" office:value-type="string">
            <text:p text:style-name="P1">Ca. 10.000 mal langsamer</text:p>
          </table:table-cell>
        </table:table-row>
        <table:table-row table:style-name="Table1.1">
          <table:table-cell table:style-name="Table1.A1" office:value-type="string">
            <text:p text:style-name="P1">Schlüsselaustausch muss im Vorfeld über eine sicheren Weg erfolgen</text:p>
          </table:table-cell>
          <table:table-cell table:style-name="Table1.A1" office:value-type="string">
            <text:p text:style-name="P1">Der öffentliche Schlüssel kann über eine unsichere Verbindung gesendet werden.</text:p>
          </table:table-cell>
        </table:table-row>
        <table:table-row table:style-name="Table1.1">
          <table:table-cell table:style-name="Table1.A1" office:value-type="string">
            <text:p text:style-name="P1">Sicher ab einer Schlüssellänge von 128 Bit</text:p>
          </table:table-cell>
          <table:table-cell table:style-name="Table1.A1" office:value-type="string">
            <text:p text:style-name="P1">Sicher ab einer Schlüssellänge von 2048 Bit</text:p>
          </table:table-cell>
        </table:table-row>
        <table:table-row table:style-name="Table1.1">
          <table:table-cell table:style-name="Table1.A1" office:value-type="string">
            <text:p text:style-name="P1">Sichere Kommunikation in beide Richtungen möglich.</text:p>
          </table:table-cell>
          <table:table-cell table:style-name="Table1.A1" office:value-type="string">
            <text:p text:style-name="P1">Sichere Kommunikation nur in einer Richtung möglich.</text:p>
          </table:table-cell>
        </table:table-row>
      </table:table>
      <text:p text:style-name="Standard"/>
      <text:p text:style-name="P2">Bei der symmetrischen Verschlüsselung gibt es einen Schlüssel, bei der asymmetrischen zwei.</text:p>
      <text:p text:style-name="P2">Die symmetrische Verschlüsselung ist deutlich schneller, ca 10000 mal schneller als die asymmetrische.</text:p>
      <text:p text:style-name="P2">Ein symmetrischer Schlüssel muss vorher über eine sichere Verbindung ausgetauscht werden, ein asymmetrischer kann über eine unsichere Verbindung gesendet werden.</text:p>
      <text:p text:style-name="P2">Asymmetrische Schlüssel müssen viel länger sein um sicher zu sein, ein symmetrischer Schlüssel ist ab 128 Bit sicher, ein asymmetrischer ab 2048 Bit.</text:p>
      <text:p text:style-name="P2">Die symmetrische Verschlüsselung ermöglicht Kommunikation in beide Richtungen, die asymmetrische nur in eine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_20__28_WW_29_" style:display-name="Default Paragraph Font (WW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gall, Thomas</meta:initial-creator>
    <meta:editing-cycles>6</meta:editing-cycles>
    <meta:creation-date>2019-09-27T08:40:00</meta:creation-date>
    <dc:date>2023-08-29T13:03:56.585818577</dc:date>
    <meta:editing-duration>PT11M14S</meta:editing-duration>
    <meta:generator>LibreOffice/7.6.0.3$Linux_X86_64 LibreOffice_project/60$Build-3</meta:generator>
    <meta:document-statistic meta:table-count="1" meta:image-count="0" meta:object-count="0" meta:page-count="1" meta:paragraph-count="18" meta:word-count="149" meta:character-count="1116" meta:non-whitespace-character-count="985"/>
    <meta:user-defined meta:name="AppVersion">15.0000</meta:user-defined>
    <meta:user-defined meta:name="Company">Kreisverwaltung Mettmann</meta:user-defined>
    <meta:template xlink:type="simple" xlink:actuate="onRequest" xlink:title="Normal.dotm" xlink:href=""/>
  </office:meta>
</office:document-meta>
</file>